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B9964DEED0EAA1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11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0.071cm" svg:y="0.057cm">
          <draw:image xlink:href="Pictures/10000000000005DC00000447B9964DEED0EAA149.jpg" xlink:type="simple" xlink:show="embed" xlink:actuate="onLoad">
            <text:p/>
          </draw:image>
        </draw:frame>
        <draw:frame draw:style-name="gr2" draw:text-style-name="P7" draw:layer="layout" svg:width="24.903cm" svg:height="11.661cm" svg:x="1.549cm" svg:y="3.309cm">
          <draw:text-box>
            <text:p text:style-name="P2"><text:span text:style-name="T1">O Filho Pródigo</text:span><text:span text:style-name="T2"> </text:span></text:p>
            <text:p text:style-name="P3"><text:span text:style-name="T3">(</text:span><text:span text:style-name="T4">Lucas 15.11-32</text:span><text:span text:style-name="T3">)</text:span></text:p>
            <text:p text:style-name="P2"><text:span text:style-name="T5">_________________</text:span></text:p>
            <text:p text:style-name="P4"><text:span text:style-name="T6">%language%</text:span></text:p>
            <text:p text:style-name="P5"><text:span text:style-name="T7">[%lang-code%]</text:span></text:p>
            <text:p text:style-name="P6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48.253000000</dc:date>
    <meta:editing-duration>PT32M49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